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imbus Sans L" svg:font-family="'Nimbus Sans L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family-generic="swiss" style:font-pitch="variable"/>
    <style:font-face style:name="Adobe Blank" svg:font-family="'Adobe Blan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end" style:justify-single-word="false"/>
      <style:text-properties style:font-name="Nimbus Sans L1" fo:font-size="11pt" officeooo:rsid="0008c367" officeooo:paragraph-rsid="0008c367" style:font-size-asian="11pt" style:font-size-complex="11pt"/>
    </style:style>
    <style:style style:name="P2" style:family="paragraph" style:parent-style-name="Text_20_body">
      <style:paragraph-properties fo:line-height="100%"/>
      <style:text-properties style:font-name="Nimbus Sans L1" fo:font-size="10pt" fo:font-weight="bold" officeooo:rsid="0008c367" officeooo:paragraph-rsid="0008c367" style:font-size-asian="10pt" style:font-weight-asian="bold" style:font-size-complex="10pt" style:font-weight-complex="bold"/>
    </style:style>
    <style:style style:name="P3" style:family="paragraph" style:parent-style-name="Text_20_body">
      <style:paragraph-properties fo:line-height="100%"/>
      <style:text-properties style:font-name="Nimbus Sans L1" fo:font-size="10pt" fo:font-weight="bold" officeooo:rsid="000a97d0" officeooo:paragraph-rsid="000a97d0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margin-top="0cm" fo:margin-bottom="0.146cm" loext:contextual-spacing="false" fo:line-height="100%"/>
      <style:text-properties fo:font-size="10pt" fo:font-weight="normal" officeooo:rsid="000ae294" officeooo:paragraph-rsid="000ae294" style:font-size-asian="10pt" style:font-weight-asian="normal" style:font-size-complex="10pt" style:font-weight-complex="normal"/>
    </style:style>
    <style:style style:name="P5" style:family="paragraph" style:parent-style-name="Text_20_body" style:list-style-name="L1">
      <style:paragraph-properties fo:margin-top="0cm" fo:margin-bottom="0.146cm" loext:contextual-spacing="false" fo:line-height="100%"/>
      <style:text-properties fo:font-size="10pt" officeooo:rsid="000a97d0" officeooo:paragraph-rsid="000a97d0" style:font-size-asian="10pt" style:font-size-complex="10pt"/>
    </style:style>
    <style:style style:name="P6" style:family="paragraph" style:parent-style-name="Text_20_body" style:list-style-name="L1">
      <style:paragraph-properties fo:margin-top="0cm" fo:margin-bottom="0.146cm" loext:contextual-spacing="false" fo:line-height="100%"/>
      <style:text-properties style:font-name="Nimbus Sans L1" fo:font-size="10pt" fo:font-weight="normal" officeooo:rsid="0008c367" officeooo:paragraph-rsid="000a97d0" style:font-size-asian="10pt" style:font-weight-asian="normal" style:font-size-complex="10pt" style:font-weight-complex="normal"/>
    </style:style>
    <style:style style:name="P7" style:family="paragraph" style:parent-style-name="Text_20_body" style:list-style-name="L1">
      <style:paragraph-properties fo:margin-top="0cm" fo:margin-bottom="0.146cm" loext:contextual-spacing="false" fo:line-height="100%"/>
      <style:text-properties style:font-name="Nimbus Sans L" fo:font-size="10pt" fo:font-weight="normal" officeooo:rsid="000a97d0" officeooo:paragraph-rsid="000a97d0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top="0cm" fo:margin-bottom="0.146cm" loext:contextual-spacing="false" fo:line-height="100%"/>
      <style:text-properties style:font-name="Nimbus Sans L" fo:font-size="10pt" fo:font-weight="bold" officeooo:rsid="000a97d0" officeooo:paragraph-rsid="000a97d0" style:font-size-asian="10pt" style:font-weight-asian="bold" style:font-size-complex="10pt" style:font-weight-complex="bold"/>
    </style:style>
    <style:style style:name="P9" style:family="paragraph" style:parent-style-name="Text_20_body">
      <style:paragraph-properties fo:margin-top="0cm" fo:margin-bottom="0.146cm" loext:contextual-spacing="false" fo:line-height="100%"/>
      <style:text-properties style:font-name="Nimbus Sans L" fo:font-size="10pt" fo:font-style="normal" fo:font-weight="bold" officeooo:rsid="000b1468" officeooo:paragraph-rsid="000b1468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Text_20_body">
      <style:paragraph-properties fo:margin-top="0cm" fo:margin-bottom="0.146cm" loext:contextual-spacing="false" fo:line-height="100%"/>
      <style:text-properties style:font-name="Nimbus Sans L" fo:font-size="10pt" fo:font-style="normal" fo:font-weight="normal" officeooo:rsid="000b1468" officeooo:paragraph-rsid="000b1468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Heading_20_3">
      <style:paragraph-properties fo:line-height="100%"/>
      <style:text-properties fo:font-size="13pt" officeooo:paragraph-rsid="0008c367" style:font-size-asian="13pt" style:font-size-complex="13pt"/>
    </style:style>
    <style:style style:name="P12" style:family="paragraph" style:parent-style-name="Heading_20_3">
      <style:paragraph-properties fo:line-height="100%"/>
      <style:text-properties fo:font-size="16pt" officeooo:rsid="0008c367" officeooo:paragraph-rsid="0008c367" style:font-size-asian="16pt" style:font-size-complex="1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Nimbus Sans L1" fo:font-weight="normal" style:font-weight-asian="normal" style:font-weight-complex="normal"/>
    </style:style>
    <style:style style:name="T3" style:family="text">
      <style:text-properties style:font-name="Nimbus Sans L1" fo:font-weight="normal" officeooo:rsid="0008c367" style:font-weight-asian="normal" style:font-weight-complex="normal"/>
    </style:style>
    <style:style style:name="T4" style:family="text">
      <style:text-properties style:font-name="Nimbus Sans L"/>
    </style:style>
    <style:style style:name="T5" style:family="text">
      <style:text-properties style:font-name="Nimbus Sans L" fo:font-weight="normal" style:font-weight-asian="normal" style:font-weight-complex="normal"/>
    </style:style>
    <style:style style:name="T6" style:family="text">
      <style:text-properties style:font-name="Nimbus Sans L" officeooo:rsid="000b1468"/>
    </style:style>
    <style:style style:name="T7" style:family="text">
      <style:text-properties style:font-name="Nimbus Sans L" officeooo:rsid="000df556"/>
    </style:style>
    <style:style style:name="T8" style:family="text">
      <style:text-properties officeooo:rsid="000df5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gustin Campagnolo, Davide Masserut, Thomas Verardo, Cristian Wang</text:p>
      <text:p text:style-name="P1">20/04/2016</text:p>
      <text:h text:style-name="P11" text:outline-level="3">Relazione di telecomunicazioni: </text:h>
      <text:h text:style-name="P12" text:outline-level="3">Display a 4 cifre con led a 7 segmenti</text:h>
      <text:p text:style-name="P2">Obbiettivo della prova: <text:span text:style-name="T1">Realizzare un contatore (range 0-9999) con 4 display a 7 segmenti</text:span></text:p>
      <text:p text:style-name="P3">Strumenti e materiali:</text:p>
      <text:list xml:id="list5576761828844483603" text:style-name="L1">
        <text:list-item>
          <text:p text:style-name="P6">Arduino UNO</text:p>
        </text:list-item>
        <text:list-item>
          <text:p text:style-name="P6">4 display a 7 segmenti ad anodo comune</text:p>
        </text:list-item>
        <text:list-item>
          <text:p text:style-name="P5"><text:span text:style-name="T3">B</text:span><text:span text:style-name="T2">readboard</text:span></text:p>
        </text:list-item>
        <text:list-item>
          <text:p text:style-name="P5"><text:span text:style-name="T2">4 resistenze da 330 </text:span><text:span text:style-name="T5">Ω</text:span></text:p>
        </text:list-item>
        <text:list-item>
          <text:p text:style-name="P7">4 transistor 2N2222A NPN</text:p>
        </text:list-item>
        <text:list-item>
          <text:p text:style-name="P7">Alimentazione esterna da 5 V</text:p>
        </text:list-item>
        <text:list-item>
          <text:p text:style-name="P7">Cavi</text:p>
        </text:list-item>
        <text:list-item>
          <text:p text:style-name="P7">Computer dotato di porte USB e IDE Arduino</text:p>
        </text:list-item>
      </text:list>
      <text:p text:style-name="P8">Svolgimento della prova:</text:p>
      <text:p text:style-name="P4"><text:span text:style-name="T4">Collegare i pin dei segmenti del primo display alle uscite di Arduino UNO dall’uscita 2 all’uscita 9. Le successive (9-13) si usano per abilitare i transistor 2N2222A NPN da collegare a </text:span><text:span text:style-name="T7">VCC</text:span><text:span text:style-name="T4"> e all’anodo comune di ogni display. Collegare i 3 display rimanenti, in modo seriale, ai pin dei 7 segmenti del primo display. Grazie all’incapacità dell’ uomo di vedere distintamente immagini riprodotte molto velocemente, è possi</text:span><text:span text:style-name="T6">bile far credere all’occhio di vedere 4 display contemporaneamente accessi, ciò è possibile usando un decoder 2/4 che si occupa di indirizzare il segnale di accensione del display uno alla volta.</text:span></text:p>
      <text:p text:style-name="P9">Conclusioni a termine della prova:</text:p>
      <text:p text:style-name="P10">In seguito a problematica come la mancanza di materiali, si è deciso di svolgere la prova usando 2 display a 7 segmenti e quindi il numero massimo visualizzabile del conta<text:span text:style-name="T8">to</text:span>re è 99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imbus Sans L" svg:font-family="'Nimbus Sans L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family-generic="swiss" style:font-pitch="variable"/>
    <style:font-face style:name="Adobe Blank" svg:font-family="'Adobe Blan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dobe Blan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dobe Blan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22:12:57.865188211</meta:creation-date>
    <dc:date>2016-04-19T23:35:58.588926118</dc:date>
    <meta:editing-duration>PT19M21S</meta:editing-duration>
    <meta:editing-cycles>3</meta:editing-cycles>
    <meta:generator>LibreOffice/5.1.2.2.0$Linux_X86_64 LibreOffice_project/10m0$Build-2</meta:generator>
    <meta:document-statistic meta:table-count="0" meta:image-count="0" meta:object-count="0" meta:page-count="1" meta:paragraph-count="18" meta:word-count="217" meta:character-count="1298" meta:non-whitespace-character-count="1105"/>
  </office:meta>
</office:document-meta>
</file>